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900000256D01A25AEB34CD95B.png" manifest:media-type="image/png"/>
  <manifest:file-entry manifest:full-path="Pictures/10000001000002FA000001AAA3F2307539C28F6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fo:padding="0.049cm" fo:border="0.06pt solid #111111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13.083cm" draw:z-index="0"><draw:image xlink:href="Pictures/100000010000030900000256D01A25AEB34CD95B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n2" text:anchor-type="char" svg:width="17cm" svg:height="9.502cm" draw:z-index="1"><draw:image xlink:href="Pictures/10000001000002FA000001AAA3F2307539C28F64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7T09:21:46.158000000</meta:creation-date>
    <dc:date>2022-11-17T09:24:16.713000000</dc:date>
    <meta:editing-duration>PT2M30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7.4.1.2$Windows_X86_64 LibreOffice_project/3c58a8f3a960df8bc8fd77b461821e42c061c5f0</meta:generator>
  </office:meta>
</office:document-meta>
</file>